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Times New Roman', 'Bitstream Charter', Times, 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1" style:family="text">
      <style:text-properties officeooo:rsid="001e83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Ein Szenario</text:span></text:h>
      <text:p text:style-name="Text_20_body">Alle kontrollierten Router werden fuer eine ungeschminkte DDoS Attacke durch Aufbringen einer geeigneten Firmware vorbereitet. Ein Rollout der Software waere innerhalb eines Tages moeglich. Fuer eine sub-1-Gbps DDoS Attacke sind weniger als 1000 infizierte Router mit einer Bandbreite von 1 Mbps noetig, die Vorbereitung einer solchen Attacke kann ohne aufwaendige CnC Infrastruktur in voelliger Anonymitaet erfolgen, ohne typische DNS Muster von statistischer Signifikanz zu hinterlassen, wenn der Router beispielsweise ueber ein eigenes Kommandointerface im Webserver verfuegt und ueber einen TOR Exitpoint mit Zieladressen versorgt wird.</text:p>
      <text:p text:style-name="Text_20_body">Hinterlaesst die neue Firmware die Router in einem Zustand, in dem sie weder kontrollierbar noch herkoemmlich ueber das Webinterface updatebar sind, ergibt sich fuer die entsprechenden Internet Provider ein logistisches Problem. Diese Router muessen ausgetauscht oder einzeln auf Grundstellung zurueckgesetzt werden, was mit physikalischem Transport verbunden ist. Die Aufbringung einer sauberen Firmware ueber die ueblicherweise verfuegbaren Wiederherstellungsroutinen mit tftp ist wegen der Erfordernis entsprechender Infrastruktur auf der LAN-Seite des Routers nicht automatisierbar, und auch wenn entsprechendes Know How und Training dazu vorhanden sein sollte mit erheblichem Aufwand verbunden: dieser Prozess ist selbst fuer Fachleute in jedem Einzelfall immer wieder problematisch. Der Imageschaden fuer Routerhersteller und ISPs, vor allem in Anbetracht des betroffenen Personenkreises und seinem Zugang zu technischen Fragen, sowie Kundenreaktionen auf moeglicherweise mehrtaegigen Serviceausfall, sind die Fol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Georgia" svg:font-family="Georgia, 'Times New Roman', 'Bitstream Charter', Times, 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gera </meta:initial-creator>
    <meta:creation-date>2010-09-27T12:16:00</meta:creation-date>
    <meta:document-statistic meta:table-count="0" meta:image-count="0" meta:object-count="0" meta:page-count="1" meta:paragraph-count="3" meta:word-count="215" meta:character-count="1674"/>
    <dc:date>2010-09-27T12:16:23</dc:date>
    <dc:creator>rogera </dc:creator>
    <meta:editing-duration>PT00H00M23S</meta:editing-duration>
    <meta:editing-cycles>1</meta:editing-cycles>
    <meta:generator>OpenOffice.org/3.2$Unix OpenOffice.org_project/320m19$Build-9505</meta:generator>
  </office:meta>
</office:document-meta>
</file>